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ee71" officeooo:paragraph-rsid="0012ee71" style:font-weight-asian="bold" style:font-weight-complex="bold"/>
    </style:style>
    <style:style style:name="P2" style:family="paragraph" style:parent-style-name="Standard">
      <style:text-properties fo:font-weight="normal" officeooo:rsid="0012ee71" officeooo:paragraph-rsid="0012ee71" style:font-weight-asian="normal" style:font-weight-complex="normal"/>
    </style:style>
    <style:style style:name="P3" style:family="paragraph" style:parent-style-name="Standard">
      <style:text-properties fo:font-weight="normal" officeooo:rsid="0014edcd" officeooo:paragraph-rsid="0014edcd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filing</text:p>
      <text:p text:style-name="P1"/>
      <text:p text:style-name="P2">Performance Metrics</text:p>
      <text:p text:style-name="P2"/>
      <text:p text:style-name="P2">Hablamos de todos los FLOPS (lo usamos para medir el desempeño)</text:p>
      <text:p text:style-name="P2"/>
      <text:p text:style-name="P2">Cada vez tenemos más de esos recursos.</text:p>
      <text:p text:style-name="P2">Cada ve es más díficil mantener esa escala exponencial de crecimiento para aprovechar los recursos.</text:p>
      <text:p text:style-name="P2"/>
      <text:p text:style-name="P2">Cómo?</text:p>
      <text:p text:style-name="P2">Evaluando el desesmpeño</text:p>
      <text:p text:style-name="P2">Encontrando los cuellos de botella o problemas de programación</text:p>
      <text:p text:style-name="P2"/>
      <text:p text:style-name="P2">Categorías</text:p>
      <text:p text:style-name="P2">Contadores de hardware (de eventos) ciclos de reloj</text:p>
      <text:p text:style-name="P2">Tiempo de ejecución</text:p>
      <text:p text:style-name="P2">Secuenciales Descubrir defeciencias en las arquitecturas o programación.</text:p>
      <text:p text:style-name="P2"/>
      <text:p text:style-name="P2">Gprof? Se usa con linux.</text:p>
      <text:p text:style-name="P1">Gprof Se usa para medir uso de CPU y lo hace a partir de tiempo de ejecución.</text:p>
      <text:p text:style-name="P1"/>
      <text:p text:style-name="P2">-pg necesito que lo compile pero necesite que me ponga las instrucciones para hacer las interrupciones.</text:p>
      <text:p text:style-name="P2"/>
      <text:p text:style-name="P2">Gprof me dice que sent4encia, con cuanto, que tanto, me permite saber el orden de ejecución de mi programa y también me dice cual es la que está tomando más tiempo, para poder identificar el más costoso en cuanto recursos.</text:p>
      <text:p text:style-name="P2"/>
      <text:p text:style-name="P3">La idea es compilar el secuencial con gprof. Debería salirnos que la función más llamada es la de multiplicación de matrices.</text:p>
      <text:p text:style-name="P3"/>
      <text:p text:style-name="P3">La mayoría de herramientas son de pago para perfilar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9T14:08:41.052305251</meta:creation-date>
    <dc:date>2023-09-29T14:26:18.590480574</dc:date>
    <meta:editing-duration>PT6M27S</meta:editing-duration>
    <meta:editing-cycles>1</meta:editing-cycles>
    <meta:document-statistic meta:table-count="0" meta:image-count="0" meta:object-count="0" meta:page-count="1" meta:paragraph-count="18" meta:word-count="177" meta:character-count="1074" meta:non-whitespace-character-count="915"/>
    <meta:generator>LibreOffice/6.4.7.2$Linux_X86_64 LibreOffice_project/40$Build-2</meta:generator>
  </office:meta>
</office:document-meta>
</file>